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KacstTitleL" svg:font-family="KacstTitle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47" style:family="table">
      <style:table-properties style:width="0.7743in" table:align="left"/>
    </style:style>
    <style:style style:name="Table47.A" style:family="table-column">
      <style:table-column-properties style:column-width="0.7743in"/>
    </style:style>
    <style:style style:name="Table47.A1" style:family="table-cell">
      <style:table-cell-properties style:vertical-align="middle" fo:padding="0.0194in" fo:border="none"/>
    </style:style>
    <style:style style:name="Table48" style:family="table">
      <style:table-properties style:width="1.2875in" table:align="left"/>
    </style:style>
    <style:style style:name="Table48.A" style:family="table-column">
      <style:table-column-properties style:column-width="1.2875in"/>
    </style:style>
    <style:style style:name="Table48.A1" style:family="table-cell">
      <style:table-cell-properties style:vertical-align="middle" fo:padding="0.0194in" fo:border="none"/>
    </style:style>
    <style:style style:name="Table49" style:family="table">
      <style:table-properties style:width="0.7583in" table:align="left"/>
    </style:style>
    <style:style style:name="Table49.A" style:family="table-column">
      <style:table-column-properties style:column-width="0.7583in"/>
    </style:style>
    <style:style style:name="Table49.A1" style:family="table-cell">
      <style:table-cell-properties style:vertical-align="middle" fo:padding="0.0194in" fo:border="none"/>
    </style:style>
    <style:style style:name="Table50" style:family="table">
      <style:table-properties style:width="0.8104in" table:align="left"/>
    </style:style>
    <style:style style:name="Table50.A" style:family="table-column">
      <style:table-column-properties style:column-width="0.8104in"/>
    </style:style>
    <style:style style:name="Table50.A1" style:family="table-cell">
      <style:table-cell-properties style:vertical-align="middle" fo:padding="0.0194in" fo:border="none"/>
    </style:style>
    <style:style style:name="Table51" style:family="table">
      <style:table-properties style:width="1.1889in" table:align="left"/>
    </style:style>
    <style:style style:name="Table51.A" style:family="table-column">
      <style:table-column-properties style:column-width="1.1889in"/>
    </style:style>
    <style:style style:name="Table51.A1" style:family="table-cell">
      <style:table-cell-properties style:vertical-align="middle" fo:padding="0.0194in" fo:border="none"/>
    </style:style>
    <style:style style:name="Table52" style:family="table">
      <style:table-properties style:width="0.9778in" table:align="left"/>
    </style:style>
    <style:style style:name="Table52.A" style:family="table-column">
      <style:table-column-properties style:column-width="0.9778in"/>
    </style:style>
    <style:style style:name="Table52.A1" style:family="table-cell">
      <style:table-cell-properties style:vertical-align="middle" fo:padding="0.0194in" fo:border="none"/>
    </style:style>
    <style:style style:name="Table53" style:family="table">
      <style:table-properties style:width="1.3271in" table:align="left"/>
    </style:style>
    <style:style style:name="Table53.A" style:family="table-column">
      <style:table-column-properties style:column-width="1.3271in"/>
    </style:style>
    <style:style style:name="Table53.A1" style:family="table-cell">
      <style:table-cell-properties style:vertical-align="middle" fo:padding="0.0194in" fo:border="none"/>
    </style:style>
    <style:style style:name="Table54" style:family="table">
      <style:table-properties style:width="0.1986in" table:align="left"/>
    </style:style>
    <style:style style:name="Table54.A" style:family="table-column">
      <style:table-column-properties style:column-width="0.1986in"/>
    </style:style>
    <style:style style:name="Table54.A1" style:family="table-cell">
      <style:table-cell-properties style:vertical-align="middle" fo:padding="0.0194in" fo:border="none"/>
    </style:style>
    <style:style style:name="Table55" style:family="table">
      <style:table-properties style:width="0.1174in" table:align="left"/>
    </style:style>
    <style:style style:name="Table55.A" style:family="table-column">
      <style:table-column-properties style:column-width="0.1174in"/>
    </style:style>
    <style:style style:name="Table55.A1" style:family="table-cell">
      <style:table-cell-properties style:vertical-align="middle" fo:padding="0.0194in" fo:border="none"/>
    </style:style>
    <style:style style:name="Table56" style:family="table">
      <style:table-properties style:width="1.4694in" table:align="left"/>
    </style:style>
    <style:style style:name="Table56.A" style:family="table-column">
      <style:table-column-properties style:column-width="1.4694in"/>
    </style:style>
    <style:style style:name="Table56.A1" style:family="table-cell">
      <style:table-cell-properties style:vertical-align="middle" fo:padding="0.0194in" fo:border="none"/>
    </style:style>
    <style:style style:name="Table57" style:family="table">
      <style:table-properties style:width="1.2875in" table:align="left"/>
    </style:style>
    <style:style style:name="Table57.A" style:family="table-column">
      <style:table-column-properties style:column-width="1.2875in"/>
    </style:style>
    <style:style style:name="Table57.A1" style:family="table-cell">
      <style:table-cell-properties style:vertical-align="middle" fo:padding="0.0194in" fo:border="none"/>
    </style:style>
    <style:style style:name="Table58" style:family="table">
      <style:table-properties style:width="0.7583in" table:align="left"/>
    </style:style>
    <style:style style:name="Table58.A" style:family="table-column">
      <style:table-column-properties style:column-width="0.7583in"/>
    </style:style>
    <style:style style:name="Table58.A1" style:family="table-cell">
      <style:table-cell-properties style:vertical-align="middle" fo:padding="0.0194in" fo:border="none"/>
    </style:style>
    <style:style style:name="Table59" style:family="table">
      <style:table-properties style:width="0.8104in" table:align="left"/>
    </style:style>
    <style:style style:name="Table59.A" style:family="table-column">
      <style:table-column-properties style:column-width="0.8104in"/>
    </style:style>
    <style:style style:name="Table59.A1" style:family="table-cell">
      <style:table-cell-properties style:vertical-align="middle" fo:padding="0.0194in" fo:border="none"/>
    </style:style>
    <style:style style:name="Table60" style:family="table">
      <style:table-properties style:width="1.1889in" table:align="left"/>
    </style:style>
    <style:style style:name="Table60.A" style:family="table-column">
      <style:table-column-properties style:column-width="1.1889in"/>
    </style:style>
    <style:style style:name="Table60.A1" style:family="table-cell">
      <style:table-cell-properties style:vertical-align="middle" fo:padding="0.0194in" fo:border="none"/>
    </style:style>
    <style:style style:name="Table61" style:family="table">
      <style:table-properties style:width="0.9778in" table:align="left"/>
    </style:style>
    <style:style style:name="Table61.A" style:family="table-column">
      <style:table-column-properties style:column-width="0.9778in"/>
    </style:style>
    <style:style style:name="Table61.A1" style:family="table-cell">
      <style:table-cell-properties style:vertical-align="middle" fo:padding="0.0194in" fo:border="none"/>
    </style:style>
    <style:style style:name="Table62" style:family="table">
      <style:table-properties style:width="1.3271in" table:align="left"/>
    </style:style>
    <style:style style:name="Table62.A" style:family="table-column">
      <style:table-column-properties style:column-width="1.3271in"/>
    </style:style>
    <style:style style:name="Table62.A1" style:family="table-cell">
      <style:table-cell-properties style:vertical-align="middle" fo:padding="0.0194in" fo:border="none"/>
    </style:style>
    <style:style style:name="Table63" style:family="table">
      <style:table-properties style:width="0.7743in" table:align="left"/>
    </style:style>
    <style:style style:name="Table63.A" style:family="table-column">
      <style:table-column-properties style:column-width="0.7743in"/>
    </style:style>
    <style:style style:name="Table63.A1" style:family="table-cell">
      <style:table-cell-properties style:vertical-align="middle" fo:padding="0.0194in" fo:border="none"/>
    </style:style>
    <style:style style:name="Table64" style:family="table">
      <style:table-properties style:width="1.2875in" table:align="left"/>
    </style:style>
    <style:style style:name="Table64.A" style:family="table-column">
      <style:table-column-properties style:column-width="1.2875in"/>
    </style:style>
    <style:style style:name="Table64.A1" style:family="table-cell">
      <style:table-cell-properties style:vertical-align="middle" fo:padding="0.0194in" fo:border="none"/>
    </style:style>
    <style:style style:name="Table65" style:family="table">
      <style:table-properties style:width="0.7583in" table:align="left"/>
    </style:style>
    <style:style style:name="Table65.A" style:family="table-column">
      <style:table-column-properties style:column-width="0.7583in"/>
    </style:style>
    <style:style style:name="Table65.A1" style:family="table-cell">
      <style:table-cell-properties style:vertical-align="middle" fo:padding="0.0194in" fo:border="none"/>
    </style:style>
    <style:style style:name="Table66" style:family="table">
      <style:table-properties style:width="0.8104in" table:align="left"/>
    </style:style>
    <style:style style:name="Table66.A" style:family="table-column">
      <style:table-column-properties style:column-width="0.8104in"/>
    </style:style>
    <style:style style:name="Table66.A1" style:family="table-cell">
      <style:table-cell-properties style:vertical-align="middle" fo:padding="0.0194in" fo:border="none"/>
    </style:style>
    <style:style style:name="Table67" style:family="table">
      <style:table-properties style:width="1.1889in" table:align="left"/>
    </style:style>
    <style:style style:name="Table67.A" style:family="table-column">
      <style:table-column-properties style:column-width="1.1889in"/>
    </style:style>
    <style:style style:name="Table67.A1" style:family="table-cell">
      <style:table-cell-properties style:vertical-align="middle" fo:padding="0.0194in" fo:border="none"/>
    </style:style>
    <style:style style:name="Table68" style:family="table">
      <style:table-properties style:width="0.9778in" table:align="left"/>
    </style:style>
    <style:style style:name="Table68.A" style:family="table-column">
      <style:table-column-properties style:column-width="0.9778in"/>
    </style:style>
    <style:style style:name="Table68.A1" style:family="table-cell">
      <style:table-cell-properties style:vertical-align="middle" fo:padding="0.0194in" fo:border="none"/>
    </style:style>
    <style:style style:name="Table69" style:family="table">
      <style:table-properties style:width="1.3271in" table:align="left"/>
    </style:style>
    <style:style style:name="Table69.A" style:family="table-column">
      <style:table-column-properties style:column-width="1.3271in"/>
    </style:style>
    <style:style style:name="Table69.A1" style:family="table-cell">
      <style:table-cell-properties style:vertical-align="middle" fo:padding="0.0194in" fo:border="none"/>
    </style:style>
    <style:style style:name="Table70" style:family="table">
      <style:table-properties style:width="0.1986in" table:align="left"/>
    </style:style>
    <style:style style:name="Table70.A" style:family="table-column">
      <style:table-column-properties style:column-width="0.1986in"/>
    </style:style>
    <style:style style:name="Table70.A1" style:family="table-cell">
      <style:table-cell-properties style:vertical-align="middle" fo:padding="0.0194in" fo:border="none"/>
    </style:style>
    <style:style style:name="Table71" style:family="table">
      <style:table-properties style:width="0.1174in" table:align="left"/>
    </style:style>
    <style:style style:name="Table71.A" style:family="table-column">
      <style:table-column-properties style:column-width="0.1174in"/>
    </style:style>
    <style:style style:name="Table71.A1" style:family="table-cell">
      <style:table-cell-properties style:vertical-align="middle" fo:padding="0.0194in" fo:border="none"/>
    </style:style>
    <style:style style:name="Table72" style:family="table">
      <style:table-properties style:width="1.4694in" table:align="left"/>
    </style:style>
    <style:style style:name="Table72.A" style:family="table-column">
      <style:table-column-properties style:column-width="1.4694in"/>
    </style:style>
    <style:style style:name="Table72.A1" style:family="table-cell">
      <style:table-cell-properties style:vertical-align="middle" fo:padding="0.0194in" fo:border="none"/>
    </style:style>
    <style:style style:name="Table73" style:family="table">
      <style:table-properties style:width="1.2875in" table:align="left"/>
    </style:style>
    <style:style style:name="Table73.A" style:family="table-column">
      <style:table-column-properties style:column-width="1.2875in"/>
    </style:style>
    <style:style style:name="Table73.A1" style:family="table-cell">
      <style:table-cell-properties style:vertical-align="middle" fo:padding="0.0194in" fo:border="none"/>
    </style:style>
    <style:style style:name="Table74" style:family="table">
      <style:table-properties style:width="0.7583in" table:align="left"/>
    </style:style>
    <style:style style:name="Table74.A" style:family="table-column">
      <style:table-column-properties style:column-width="0.7583in"/>
    </style:style>
    <style:style style:name="Table74.A1" style:family="table-cell">
      <style:table-cell-properties style:vertical-align="middle" fo:padding="0.0194in" fo:border="none"/>
    </style:style>
    <style:style style:name="Table75" style:family="table">
      <style:table-properties style:width="0.8104in" table:align="left"/>
    </style:style>
    <style:style style:name="Table75.A" style:family="table-column">
      <style:table-column-properties style:column-width="0.8104in"/>
    </style:style>
    <style:style style:name="Table75.A1" style:family="table-cell">
      <style:table-cell-properties style:vertical-align="middle" fo:padding="0.0194in" fo:border="none"/>
    </style:style>
    <style:style style:name="Table76" style:family="table">
      <style:table-properties style:width="1.1889in" table:align="left"/>
    </style:style>
    <style:style style:name="Table76.A" style:family="table-column">
      <style:table-column-properties style:column-width="1.1889in"/>
    </style:style>
    <style:style style:name="Table76.A1" style:family="table-cell">
      <style:table-cell-properties style:vertical-align="middle" fo:padding="0.0194in" fo:border="none"/>
    </style:style>
    <style:style style:name="Table77" style:family="table">
      <style:table-properties style:width="0.9778in" table:align="left"/>
    </style:style>
    <style:style style:name="Table77.A" style:family="table-column">
      <style:table-column-properties style:column-width="0.9778in"/>
    </style:style>
    <style:style style:name="Table77.A1" style:family="table-cell">
      <style:table-cell-properties style:vertical-align="middle" fo:padding="0.0194in" fo:border="none"/>
    </style:style>
    <style:style style:name="Table78" style:family="table">
      <style:table-properties style:width="1.3271in" table:align="left"/>
    </style:style>
    <style:style style:name="Table78.A" style:family="table-column">
      <style:table-column-properties style:column-width="1.3271in"/>
    </style:style>
    <style:style style:name="Table78.A1" style:family="table-cell">
      <style:table-cell-properties style:vertical-align="middle" fo:padding="0.0194in" fo:border="none"/>
    </style:style>
    <style:style style:name="Table79" style:family="table">
      <style:table-properties style:width="0.1986in" table:align="left"/>
    </style:style>
    <style:style style:name="Table79.A" style:family="table-column">
      <style:table-column-properties style:column-width="0.1986in"/>
    </style:style>
    <style:style style:name="Table79.A1" style:family="table-cell">
      <style:table-cell-properties style:vertical-align="middle" fo:padding="0.0194in" fo:border="none"/>
    </style:style>
    <style:style style:name="Table80" style:family="table">
      <style:table-properties style:width="0.1174in" table:align="left"/>
    </style:style>
    <style:style style:name="Table80.A" style:family="table-column">
      <style:table-column-properties style:column-width="0.1174in"/>
    </style:style>
    <style:style style:name="Table80.A1" style:family="table-cell">
      <style:table-cell-properties style:vertical-align="middle" fo:padding="0.0194in" fo:border="none"/>
    </style:style>
    <style:style style:name="Table81" style:family="table">
      <style:table-properties style:width="0.6153in" table:align="left"/>
    </style:style>
    <style:style style:name="Table81.A" style:family="table-column">
      <style:table-column-properties style:column-width="0.6153in"/>
    </style:style>
    <style:style style:name="Table81.A1" style:family="table-cell">
      <style:table-cell-properties style:vertical-align="middle" fo:padding="0.0194in" fo:border="none"/>
    </style:style>
    <style:style style:name="Table82" style:family="table">
      <style:table-properties style:width="0.3236in" table:align="left"/>
    </style:style>
    <style:style style:name="Table82.A" style:family="table-column">
      <style:table-column-properties style:column-width="0.3236in"/>
    </style:style>
    <style:style style:name="Table82.A1" style:family="table-cell">
      <style:table-cell-properties style:vertical-align="middle" fo:padding="0.0194in" fo:border="none"/>
    </style:style>
    <style:style style:name="Table83" style:family="table">
      <style:table-properties style:width="0.1174in" table:align="left"/>
    </style:style>
    <style:style style:name="Table83.A" style:family="table-column">
      <style:table-column-properties style:column-width="0.1174in"/>
    </style:style>
    <style:style style:name="Table83.A1" style:family="table-cell">
      <style:table-cell-properties style:vertical-align="middle" fo:padding="0.0194in" fo:border="none"/>
    </style:style>
    <style:style style:name="Table84" style:family="table">
      <style:table-properties style:width="0.1174in" table:align="left"/>
    </style:style>
    <style:style style:name="Table84.A" style:family="table-column">
      <style:table-column-properties style:column-width="0.1174in"/>
    </style:style>
    <style:style style:name="Table84.A1" style:family="table-cell">
      <style:table-cell-properties style:vertical-align="middle" fo:padding="0.0194in" fo:border="none"/>
    </style:style>
    <style:style style:name="Table85" style:family="table">
      <style:table-properties style:width="1.6799in" table:align="left"/>
    </style:style>
    <style:style style:name="Table85.A" style:family="table-column">
      <style:table-column-properties style:column-width="1.6799in"/>
    </style:style>
    <style:style style:name="Table85.A1" style:family="table-cell">
      <style:table-cell-properties style:vertical-align="middle" fo:padding="0.0194in" fo:border="none"/>
    </style:style>
    <style:style style:name="Table86" style:family="table">
      <style:table-properties style:width="1.0354in" table:align="left"/>
    </style:style>
    <style:style style:name="Table86.A" style:family="table-column">
      <style:table-column-properties style:column-width="1.0354in"/>
    </style:style>
    <style:style style:name="Table86.A1" style:family="table-cell">
      <style:table-cell-properties style:vertical-align="middle" fo:padding="0.0194in" fo:border="none"/>
    </style:style>
    <style:style style:name="Table87" style:family="table">
      <style:table-properties style:width="1.0264in" table:align="left"/>
    </style:style>
    <style:style style:name="Table87.A" style:family="table-column">
      <style:table-column-properties style:column-width="1.0264in"/>
    </style:style>
    <style:style style:name="Table87.A1" style:family="table-cell">
      <style:table-cell-properties style:vertical-align="middle" fo:padding="0.0194in" fo:border="none"/>
    </style:style>
    <style:style style:name="Table88" style:family="table">
      <style:table-properties style:width="0.1986in" table:align="left"/>
    </style:style>
    <style:style style:name="Table88.A" style:family="table-column">
      <style:table-column-properties style:column-width="0.1986in"/>
    </style:style>
    <style:style style:name="Table88.A1" style:family="table-cell">
      <style:table-cell-properties style:vertical-align="middle" fo:padding="0.0194in" fo:border="none"/>
    </style:style>
    <style:style style:name="Table89" style:family="table">
      <style:table-properties style:width="0.1174in" table:align="left"/>
    </style:style>
    <style:style style:name="Table89.A" style:family="table-column">
      <style:table-column-properties style:column-width="0.1174in"/>
    </style:style>
    <style:style style:name="Table89.A1" style:family="table-cell">
      <style:table-cell-properties style:vertical-align="middle" fo:padding="0.0194in" fo:border="none"/>
    </style:style>
    <style:style style:name="Table90" style:family="table">
      <style:table-properties style:width="4.1035in" table:align="left"/>
    </style:style>
    <style:style style:name="Table90.A" style:family="table-column">
      <style:table-column-properties style:column-width="4.1035in"/>
    </style:style>
    <style:style style:name="Table90.A1" style:family="table-cell">
      <style:table-cell-properties style:vertical-align="middle" fo:padding="0.0194in" fo:border="none"/>
    </style:style>
    <style:style style:name="Table91" style:family="table">
      <style:table-properties style:width="0.6181in" table:align="left"/>
    </style:style>
    <style:style style:name="Table91.A" style:family="table-column">
      <style:table-column-properties style:column-width="0.6181in"/>
    </style:style>
    <style:style style:name="Table91.A1" style:family="table-cell">
      <style:table-cell-properties style:vertical-align="middle" fo:padding="0.0194in" fo:border="none"/>
    </style:style>
    <style:style style:name="Table92" style:family="table">
      <style:table-properties style:width="0.7604in" table:align="left"/>
    </style:style>
    <style:style style:name="Table92.A" style:family="table-column">
      <style:table-column-properties style:column-width="0.7604in"/>
    </style:style>
    <style:style style:name="Table92.A1" style:family="table-cell">
      <style:table-cell-properties style:vertical-align="middle" fo:padding="0.0194in" fo:border="none"/>
    </style:style>
    <style:style style:name="Table93" style:family="table">
      <style:table-properties style:width="0.925in" table:align="left"/>
    </style:style>
    <style:style style:name="Table93.A" style:family="table-column">
      <style:table-column-properties style:column-width="0.925in"/>
    </style:style>
    <style:style style:name="Table93.A1" style:family="table-cell">
      <style:table-cell-properties style:vertical-align="middle" fo:padding="0.0194in" fo:border="none"/>
    </style:style>
    <style:style style:name="Table94" style:family="table">
      <style:table-properties style:width="1.1097in" table:align="left"/>
    </style:style>
    <style:style style:name="Table94.A" style:family="table-column">
      <style:table-column-properties style:column-width="1.1097in"/>
    </style:style>
    <style:style style:name="Table94.A1" style:family="table-cell">
      <style:table-cell-properties style:vertical-align="middle" fo:padding="0.0194in" fo:border="none"/>
    </style:style>
    <style:style style:name="Table95" style:family="table">
      <style:table-properties style:width="0.1986in" table:align="left"/>
    </style:style>
    <style:style style:name="Table95.A" style:family="table-column">
      <style:table-column-properties style:column-width="0.1986in"/>
    </style:style>
    <style:style style:name="Table95.A1" style:family="table-cell">
      <style:table-cell-properties style:vertical-align="middle" fo:padding="0.0194in" fo:border="none"/>
    </style:style>
    <style:style style:name="Table96" style:family="table">
      <style:table-properties style:width="0.1174in" table:align="left"/>
    </style:style>
    <style:style style:name="Table96.A" style:family="table-column">
      <style:table-column-properties style:column-width="0.1174in"/>
    </style:style>
    <style:style style:name="Table96.A1" style:family="table-cell">
      <style:table-cell-properties style:vertical-align="middle" fo:padding="0.0194in" fo:border="none"/>
    </style:style>
    <style:style style:name="Table97" style:family="table">
      <style:table-properties style:width="0.6181in" table:align="left"/>
    </style:style>
    <style:style style:name="Table97.A" style:family="table-column">
      <style:table-column-properties style:column-width="0.6181in"/>
    </style:style>
    <style:style style:name="Table97.A1" style:family="table-cell">
      <style:table-cell-properties style:vertical-align="middle" fo:padding="0.0194in" fo:border="none"/>
    </style:style>
    <style:style style:name="Table98" style:family="table">
      <style:table-properties style:width="0.7604in" table:align="left"/>
    </style:style>
    <style:style style:name="Table98.A" style:family="table-column">
      <style:table-column-properties style:column-width="0.7604in"/>
    </style:style>
    <style:style style:name="Table98.A1" style:family="table-cell">
      <style:table-cell-properties style:vertical-align="middle" fo:padding="0.0194in" fo:border="none"/>
    </style:style>
    <style:style style:name="Table99" style:family="table">
      <style:table-properties style:width="0.925in" table:align="left"/>
    </style:style>
    <style:style style:name="Table99.A" style:family="table-column">
      <style:table-column-properties style:column-width="0.925in"/>
    </style:style>
    <style:style style:name="Table99.A1" style:family="table-cell">
      <style:table-cell-properties style:vertical-align="middle" fo:padding="0.0194in" fo:border="none"/>
    </style:style>
    <style:style style:name="Table100" style:family="table">
      <style:table-properties style:width="1.1097in" table:align="left"/>
    </style:style>
    <style:style style:name="Table100.A" style:family="table-column">
      <style:table-column-properties style:column-width="1.1097in"/>
    </style:style>
    <style:style style:name="Table100.A1" style:family="table-cell">
      <style:table-cell-properties style:vertical-align="middle" fo:padding="0.0194in" fo:border="none"/>
    </style:style>
    <style:style style:name="Table101" style:family="table">
      <style:table-properties style:width="0.1986in" table:align="left"/>
    </style:style>
    <style:style style:name="Table101.A" style:family="table-column">
      <style:table-column-properties style:column-width="0.1986in"/>
    </style:style>
    <style:style style:name="Table101.A1" style:family="table-cell">
      <style:table-cell-properties style:vertical-align="middle" fo:padding="0.0194in" fo:border="none"/>
    </style:style>
    <style:style style:name="Table102" style:family="table">
      <style:table-properties style:width="0.1174in" table:align="left"/>
    </style:style>
    <style:style style:name="Table102.A" style:family="table-column">
      <style:table-column-properties style:column-width="0.1174in"/>
    </style:style>
    <style:style style:name="Table102.A1" style:family="table-cell">
      <style:table-cell-properties style:vertical-align="middle" fo:padding="0.0194in" fo:border="none"/>
    </style:style>
    <style:style style:name="Table103" style:family="table">
      <style:table-properties style:width="0.1174in" table:align="left"/>
    </style:style>
    <style:style style:name="Table103.A" style:family="table-column">
      <style:table-column-properties style:column-width="0.1174in"/>
    </style:style>
    <style:style style:name="Table103.A1" style:family="table-cell">
      <style:table-cell-properties style:vertical-align="middle" fo:padding="0.0194in" fo:border="none"/>
    </style:style>
    <style:style style:name="Table104" style:family="table">
      <style:table-properties style:width="2.4132in" table:align="left"/>
    </style:style>
    <style:style style:name="Table104.A" style:family="table-column">
      <style:table-column-properties style:column-width="2.4132in"/>
    </style:style>
    <style:style style:name="Table104.A1" style:family="table-cell">
      <style:table-cell-properties style:vertical-align="middle" fo:padding="0.0194in" fo:border="none"/>
    </style:style>
    <style:style style:name="Table105" style:family="table">
      <style:table-properties style:width="0.8861in" table:align="left"/>
    </style:style>
    <style:style style:name="Table105.A" style:family="table-column">
      <style:table-column-properties style:column-width="0.8861in"/>
    </style:style>
    <style:style style:name="Table105.A1" style:family="table-cell">
      <style:table-cell-properties style:vertical-align="middle" fo:padding="0.0194in" fo:border="none"/>
    </style:style>
    <style:style style:name="Table106" style:family="table">
      <style:table-properties style:width="0.8729in" table:align="left"/>
    </style:style>
    <style:style style:name="Table106.A" style:family="table-column">
      <style:table-column-properties style:column-width="0.8729in"/>
    </style:style>
    <style:style style:name="Table106.A1" style:family="table-cell">
      <style:table-cell-properties style:vertical-align="middle" fo:padding="0.0194in" fo:border="none"/>
    </style:style>
    <style:style style:name="Table107" style:family="table">
      <style:table-properties style:width="1.0417in" table:align="left"/>
    </style:style>
    <style:style style:name="Table107.A" style:family="table-column">
      <style:table-column-properties style:column-width="1.0417in"/>
    </style:style>
    <style:style style:name="Table107.A1" style:family="table-cell">
      <style:table-cell-properties style:vertical-align="middle" fo:padding="0.0194in" fo:border="none"/>
    </style:style>
    <style:style style:name="Table108" style:family="table">
      <style:table-properties style:width="0.8563in" table:align="left"/>
    </style:style>
    <style:style style:name="Table108.A" style:family="table-column">
      <style:table-column-properties style:column-width="0.8563in"/>
    </style:style>
    <style:style style:name="Table108.A1" style:family="table-cell">
      <style:table-cell-properties style:vertical-align="middle" fo:padding="0.0194in" fo:border="none"/>
    </style:style>
    <style:style style:name="Table109" style:family="table">
      <style:table-properties style:width="0.1986in" table:align="left"/>
    </style:style>
    <style:style style:name="Table109.A" style:family="table-column">
      <style:table-column-properties style:column-width="0.1986in"/>
    </style:style>
    <style:style style:name="Table109.A1" style:family="table-cell">
      <style:table-cell-properties style:vertical-align="middle" fo:padding="0.0194in" fo:border="none"/>
    </style:style>
    <style:style style:name="Table110" style:family="table">
      <style:table-properties style:width="0.1174in" table:align="left"/>
    </style:style>
    <style:style style:name="Table110.A" style:family="table-column">
      <style:table-column-properties style:column-width="0.1174in"/>
    </style:style>
    <style:style style:name="Table110.A1" style:family="table-cell">
      <style:table-cell-properties style:vertical-align="middle" fo:padding="0.0194in" fo:border="none"/>
    </style:style>
    <style:style style:name="Table111" style:family="table">
      <style:table-properties style:width="6.925in" table:align="left"/>
    </style:style>
    <style:style style:name="Table111.A" style:family="table-column">
      <style:table-column-properties style:column-width="6.925in"/>
    </style:style>
    <style:style style:name="Table111.A1" style:family="table-cell">
      <style:table-cell-properties style:vertical-align="middle" fo:padding="0.0194in" fo:border="none"/>
    </style:style>
    <style:style style:name="Table112" style:family="table">
      <style:table-properties style:width="2.9201in" table:align="left"/>
    </style:style>
    <style:style style:name="Table112.A" style:family="table-column">
      <style:table-column-properties style:column-width="2.9201in"/>
    </style:style>
    <style:style style:name="Table112.A1" style:family="table-cell">
      <style:table-cell-properties style:vertical-align="middle" fo:padding="0.0194in" fo:border="none"/>
    </style:style>
    <style:style style:name="Table113" style:family="table">
      <style:table-properties style:width="1.0375in" table:align="left"/>
    </style:style>
    <style:style style:name="Table113.A" style:family="table-column">
      <style:table-column-properties style:column-width="1.0375in"/>
    </style:style>
    <style:style style:name="Table113.A1" style:family="table-cell">
      <style:table-cell-properties style:vertical-align="middle" fo:padding="0.0194in" fo:border="none"/>
    </style:style>
    <style:style style:name="Table114" style:family="table">
      <style:table-properties style:width="1.0083in" table:align="left"/>
    </style:style>
    <style:style style:name="Table114.A" style:family="table-column">
      <style:table-column-properties style:column-width="1.0083in"/>
    </style:style>
    <style:style style:name="Table114.A1" style:family="table-cell">
      <style:table-cell-properties style:vertical-align="middle" fo:padding="0.0194in" fo:border="none"/>
    </style:style>
    <style:style style:name="Table115" style:family="table">
      <style:table-properties style:width="0.1986in" table:align="left"/>
    </style:style>
    <style:style style:name="Table115.A" style:family="table-column">
      <style:table-column-properties style:column-width="0.1986in"/>
    </style:style>
    <style:style style:name="Table115.A1" style:family="table-cell">
      <style:table-cell-properties style:vertical-align="middle" fo:padding="0.0194in" fo:border="none"/>
    </style:style>
    <style:style style:name="Table116" style:family="table">
      <style:table-properties style:width="0.1986in" table:align="left"/>
    </style:style>
    <style:style style:name="Table116.A" style:family="table-column">
      <style:table-column-properties style:column-width="0.1986in"/>
    </style:style>
    <style:style style:name="Table116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paragraph-rsid="001911cd"/>
    </style:style>
    <style:style style:name="P2" style:family="paragraph" style:parent-style-name="Standard">
      <style:text-properties officeooo:rsid="001911cd" officeooo:paragraph-rsid="001911cd"/>
    </style:style>
    <style:style style:name="P3" style:family="paragraph" style:parent-style-name="Standard">
      <style:text-properties officeooo:rsid="001aef99" officeooo:paragraph-rsid="001911cd"/>
    </style:style>
    <style:style style:name="P4" style:family="paragraph" style:parent-style-name="Standard">
      <style:text-properties officeooo:rsid="001aef99" officeooo:paragraph-rsid="001aef99"/>
    </style:style>
    <style:style style:name="P5" style:family="paragraph" style:parent-style-name="Standard">
      <style:text-properties style:font-name="KacstTitleL" officeooo:paragraph-rsid="001911cd"/>
    </style:style>
    <style:style style:name="P6" style:family="paragraph" style:parent-style-name="Standard">
      <style:text-properties officeooo:paragraph-rsid="001aef99"/>
    </style:style>
    <style:style style:name="P7" style:family="paragraph" style:parent-style-name="Standard">
      <style:text-properties officeooo:rsid="001c1a63" officeooo:paragraph-rsid="001c1a63"/>
    </style:style>
    <style:style style:name="P8" style:family="paragraph" style:parent-style-name="Standard">
      <style:text-properties officeooo:paragraph-rsid="001d104d"/>
    </style:style>
    <style:style style:name="P9" style:family="paragraph" style:parent-style-name="Standard">
      <style:text-properties officeooo:paragraph-rsid="001dfead"/>
    </style:style>
    <style:style style:name="P10" style:family="paragraph" style:parent-style-name="Table_20_Contents">
      <style:text-properties fo:font-size="2pt" style:font-size-asian="2pt" style:font-size-complex="2pt"/>
    </style:style>
    <style:style style:name="P11" style:family="paragraph" style:parent-style-name="Table_20_Contents">
      <style:text-properties style:font-name="KacstTitleL"/>
    </style:style>
    <style:style style:name="P12" style:family="paragraph" style:parent-style-name="Text_20_body">
      <style:text-properties style:font-name="KacstTitleL"/>
    </style:style>
    <style:style style:name="P13" style:family="paragraph" style:parent-style-name="Heading_20_1">
      <style:text-properties fo:color="#111111" fo:font-size="12pt" style:text-underline-style="none" officeooo:rsid="001911cd" officeooo:paragraph-rsid="001862e3" style:font-size-asian="12pt" style:font-size-complex="12pt"/>
    </style:style>
    <style:style style:name="P14" style:family="paragraph" style:parent-style-name="Heading_20_1">
      <style:text-properties fo:color="#111111" fo:font-size="12pt" style:text-underline-style="none" officeooo:rsid="001911cd" officeooo:paragraph-rsid="00215ac3" style:font-size-asian="12pt" style:font-size-complex="12pt"/>
    </style:style>
    <style:style style:name="P15" style:family="paragraph" style:parent-style-name="Heading_20_1">
      <style:text-properties officeooo:paragraph-rsid="00268762"/>
    </style:style>
    <style:style style:name="P16" style:family="paragraph" style:parent-style-name="Heading_20_1">
      <style:text-properties officeooo:rsid="001ef13f" officeooo:paragraph-rsid="001ef13f"/>
    </style:style>
    <style:style style:name="P17" style:family="paragraph" style:parent-style-name="Standard">
      <style:text-properties officeooo:rsid="001911cd" officeooo:paragraph-rsid="001911cd"/>
    </style:style>
    <style:style style:name="P18" style:family="paragraph" style:parent-style-name="Standard">
      <style:text-properties officeooo:rsid="001911cd" officeooo:paragraph-rsid="00268762"/>
    </style:style>
    <style:style style:name="P19" style:family="paragraph" style:parent-style-name="Standard">
      <style:text-properties officeooo:rsid="001dfead" officeooo:paragraph-rsid="001dfead"/>
    </style:style>
    <style:style style:name="P20" style:family="paragraph" style:parent-style-name="Standard">
      <style:text-properties fo:color="#111111" fo:font-size="12pt" style:text-underline-style="none" officeooo:rsid="001911cd" officeooo:paragraph-rsid="00268762" style:font-size-asian="12pt" style:font-size-complex="12pt"/>
    </style:style>
    <style:style style:name="P21" style:family="paragraph" style:parent-style-name="Standard">
      <style:text-properties officeooo:paragraph-rsid="00268762"/>
    </style:style>
    <style:style style:name="P22" style:family="paragraph" style:parent-style-name="Table_20_Contents">
      <style:text-properties fo:font-size="2pt" style:font-size-asian="2pt" style:font-size-complex="2pt"/>
    </style:style>
    <style:style style:name="P23" style:family="paragraph" style:parent-style-name="Text_20_body">
      <style:text-properties fo:color="#111111" fo:font-size="12pt" style:text-underline-style="none" officeooo:rsid="001911cd" officeooo:paragraph-rsid="001862e3" style:font-size-asian="12pt" style:font-size-complex="12pt"/>
    </style:style>
    <style:style style:name="P24" style:family="paragraph" style:parent-style-name="Text_20_body">
      <style:text-properties fo:color="#111111" fo:font-size="12pt" style:text-underline-style="none" officeooo:rsid="00215ac3" officeooo:paragraph-rsid="00215ac3" style:font-size-asian="12pt" style:font-size-complex="12pt"/>
    </style:style>
    <style:style style:name="P25" style:family="paragraph" style:parent-style-name="Text_20_body">
      <style:text-properties fo:color="#111111" fo:font-size="12pt" style:text-underline-style="none" officeooo:rsid="002295b1" officeooo:paragraph-rsid="00268762" style:font-size-asian="12pt" style:font-size-complex="12pt"/>
    </style:style>
    <style:style style:name="P26" style:family="paragraph" style:parent-style-name="Text_20_body">
      <style:text-properties fo:color="#111111" fo:font-size="12pt" style:text-underline-style="none" officeooo:rsid="00268762" officeooo:paragraph-rsid="00268762" style:font-size-asian="12pt" style:font-size-complex="12pt"/>
    </style:style>
    <style:style style:name="P27" style:family="paragraph" style:parent-style-name="Text_20_body">
      <style:text-properties officeooo:paragraph-rsid="00268762"/>
    </style:style>
    <style:style style:name="T1" style:family="text">
      <style:text-properties officeooo:rsid="0018fc34"/>
    </style:style>
    <style:style style:name="T2" style:family="text">
      <style:text-properties officeooo:rsid="001911cd"/>
    </style:style>
    <style:style style:name="T3" style:family="text">
      <style:text-properties fo:font-size="12pt" officeooo:rsid="001911cd" style:font-size-asian="12pt" style:font-size-complex="12pt"/>
    </style:style>
    <style:style style:name="T4" style:family="text">
      <style:text-properties fo:font-size="12pt" officeooo:rsid="001862e3" style:font-size-asian="12pt" style:font-size-complex="12pt"/>
    </style:style>
    <style:style style:name="T5" style:family="text">
      <style:text-properties fo:color="#111111" fo:font-size="12pt" style:text-underline-style="none" style:font-size-asian="12pt" style:font-size-complex="12pt"/>
    </style:style>
    <style:style style:name="T6" style:family="text">
      <style:text-properties fo:color="#111111" fo:font-size="12pt" style:text-underline-style="none" officeooo:rsid="001911cd" style:font-size-asian="12pt" style:font-size-complex="12pt"/>
    </style:style>
    <style:style style:name="T7" style:family="text">
      <style:text-properties fo:color="#111111" fo:font-size="12pt" style:text-underline-style="none" officeooo:rsid="001862e3" style:font-size-asian="12pt" style:font-size-complex="12pt"/>
    </style:style>
    <style:style style:name="T8" style:family="text">
      <style:text-properties fo:color="#111111" fo:font-size="12pt" style:text-underline-style="none" officeooo:rsid="001ef13f" style:font-size-asian="12pt" style:font-size-complex="12pt"/>
    </style:style>
    <style:style style:name="T9" style:family="text">
      <style:text-properties fo:color="#111111" fo:font-size="12pt" style:text-underline-style="none" officeooo:rsid="00215ac3" style:font-size-asian="12pt" style:font-size-complex="12pt"/>
    </style:style>
    <style:style style:name="T10" style:family="text">
      <style:text-properties fo:color="#111111" fo:font-size="12pt" style:text-underline-style="none" officeooo:rsid="00268762" style:font-size-asian="12pt" style:font-size-complex="12pt"/>
    </style:style>
    <style:style style:name="T11" style:family="text">
      <style:text-properties style:font-name="Liberation Serif" fo:font-size="12pt" fo:font-weight="bold" officeooo:rsid="001911cd" style:font-name-asian="Noto Serif CJK SC" style:font-size-asian="12pt" style:font-weight-asian="bold" style:font-name-complex="Lohit Devanagari" style:font-size-complex="12pt" style:font-weight-complex="bold"/>
    </style:style>
    <style:style style:name="T12" style:family="text">
      <style:text-properties officeooo:rsid="001aef99"/>
    </style:style>
    <style:style style:name="T13" style:family="text">
      <style:text-properties officeooo:rsid="001c1a63"/>
    </style:style>
    <style:style style:name="T14" style:family="text">
      <style:text-properties officeooo:rsid="001d104d"/>
    </style:style>
    <style:style style:name="T15" style:family="text">
      <style:text-properties officeooo:rsid="001dfea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268762" style:font-weight-asian="bold" style:font-weight-complex="bold"/>
    </style:style>
    <style:style style:name="T18" style:family="text">
      <style:text-properties officeooo:rsid="0026876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<text:span text:style-name="T6">Fork: </text:span><text:a xlink:type="simple" xlink:href="https://github.com/Johney16" text:style-name="Internet_20_link" text:visited-style-name="Visited_20_Internet_20_Link">Johney16</text:a><text:span text:style-name="T7"> / </text:span><text:a xlink:type="simple" xlink:href="https://github.com/Johney16/liebling0.9.4B" text:style-name="Internet_20_link" text:visited-style-name="Visited_20_Internet_20_Link"><text:span text:style-name="Strong_20_Emphasis"><text:span text:style-name="T7">liebling0.9.4B</text:span></text:span></text:a><text:span text:style-name="Strong_20_Emphasis"><text:span text:style-name="T4"><text:line-break/></text:span></text:span><text:a xlink:type="simple" xlink:href="https://github.com/Johney16/liebling0.9.4B" text:style-name="Internet_20_link" text:visited-style-name="Visited_20_Internet_20_Link"><text:span text:style-name="T4">https://github.com/Johney16/liebling0.9.4B</text:span></text:a><text:span text:style-name="T4"><text:line-break/></text:span><text:span text:style-name="T11">master</text:span><text:span text:style-name="T3">: </text:span><text:a xlink:type="simple" xlink:href="https://github.com/eddiesigner/liebling" text:style-name="Internet_20_link" text:visited-style-name="Visited_20_Internet_20_Link"><text:span text:style-name="T3">https://github.com/eddiesigner/liebling</text:span></text:a></text:h>
      <text:p text:style-name="P21"/>
      <text:p text:style-name="P18">Change Log: March 2021. </text:p>
      <text:p text:style-name="P20"><text:line-break/></text:p>
      <text:p text:style-name="P23"/>
      <text:p text:style-name="P26">#removed “untitled’ as default text in headers.</text:p>
      <text:p text:style-name="P27"><text:span text:style-name="T6">/</text:span><text:span text:style-name="T8">page.hbs</text:span></text:p>
      <text:p text:style-name="P27"><text:span text:style-name="T10">#</text:span><text:span text:style-name="T8">delete title, to disabled “untitled” text for page’s w/o text headers<text:line-break/>Line31: </text:span><text:span text:style-name="T6">h1 class="m-hero-title bigger"&gt;{{</text:span><text:span text:style-name="T8">title</text:span><text:span text:style-name="T6">}}&lt;/h1&gt;</text:span></text:p>
      <text:h text:style-name="P16" text:outline-level="1"><text:span text:style-name="T5"/></text:h>
      <text:h text:style-name="P14" text:outline-level="1">–</text:h>
      <text:p text:style-name="P24"><text:span text:style-name="T16">assets/css/app.css <text:line-break/>#add</text:span><text:line-break/></text:p>
      <table:table table:name="Table47" table:style-name="Table47">
        <table:table-column table:style-name="Table47.A"/>
        <table:table-row>
          <table:table-cell table:style-name="Table47.A1" office:value-type="string">
            <text:p text:style-name="Table_20_Contents"><text:bookmark text:name="LC31"/><text:bookmark text:name="LC32"/>#socials {</text:p>
          </table:table-cell>
        </table:table-row>
      </table:table>
      <table:table table:name="Table48" table:style-name="Table48">
        <table:table-column table:style-name="Table48.A"/>
        <table:table-row>
          <table:table-cell table:style-name="Table48.A1" office:value-type="string">
            <text:p text:style-name="Table_20_Contents"><text:bookmark text:name="LC41"/><text:bookmark text:name="LC42"/>position:absolute;</text:p>
          </table:table-cell>
        </table:table-row>
      </table:table>
      <table:table table:name="Table49" table:style-name="Table49">
        <table:table-column table:style-name="Table49.A"/>
        <table:table-row>
          <table:table-cell table:style-name="Table49.A1" office:value-type="string">
            <text:p text:style-name="Table_20_Contents"><text:bookmark text:name="LC51"/><text:bookmark text:name="LC52"/>top: 75%;</text:p>
          </table:table-cell>
        </table:table-row>
      </table:table>
      <table:table table:name="Table50" table:style-name="Table50">
        <table:table-column table:style-name="Table50.A"/>
        <table:table-row>
          <table:table-cell table:style-name="Table50.A1" office:value-type="string">
            <text:p text:style-name="Table_20_Contents"><text:bookmark text:name="LC61"/><text:bookmark text:name="LC62"/>left: 72%; </text:p>
          </table:table-cell>
        </table:table-row>
      </table:table>
      <table:table table:name="Table51" table:style-name="Table51">
        <table:table-column table:style-name="Table51.A"/>
        <table:table-row>
          <table:table-cell table:style-name="Table51.A1" office:value-type="string">
            <text:p text:style-name="Table_20_Contents"><text:bookmark text:name="LC71"/><text:bookmark text:name="LC72"/>font-size:1.9em;</text:p>
          </table:table-cell>
        </table:table-row>
      </table:table>
      <table:table table:name="Table52" table:style-name="Table52">
        <table:table-column table:style-name="Table52.A"/>
        <table:table-row>
          <table:table-cell table:style-name="Table52.A1" office:value-type="string">
            <text:p text:style-name="Table_20_Contents"><text:bookmark text:name="LC81"/><text:bookmark text:name="LC82"/>display: flex;</text:p>
          </table:table-cell>
        </table:table-row>
      </table:table>
      <table:table table:name="Table53" table:style-name="Table53">
        <table:table-column table:style-name="Table53.A"/>
        <table:table-row>
          <table:table-cell table:style-name="Table53.A1" office:value-type="string">
            <text:p text:style-name="Table_20_Contents"><text:bookmark text:name="LC91"/><text:bookmark text:name="LC92"/>column-gap:15px;</text:p>
          </table:table-cell>
        </table:table-row>
      </table:table>
      <table:table table:name="Table54" table:style-name="Table54">
        <table:table-column table:style-name="Table54.A"/>
        <table:table-row>
          <table:table-cell table:style-name="Table54.A1" office:value-type="string">
            <text:p text:style-name="Table_20_Contents"><text:bookmark text:name="LC101"/><text:bookmark text:name="LC102"/>}</text:p>
          </table:table-cell>
        </table:table-row>
      </table:table>
      <table:table table:name="Table55" table:style-name="Table55">
        <table:table-column table:style-name="Table55.A"/>
        <table:table-row>
          <table:table-cell table:style-name="Table55.A1" office:value-type="string">
            <text:p text:style-name="P10"><text:bookmark text:name="LC111"/><text:bookmark text:name="LC112"/></text:p>
          </table:table-cell>
        </table:table-row>
      </table:table>
      <table:table table:name="Table56" table:style-name="Table56">
        <table:table-column table:style-name="Table56.A"/>
        <table:table-row>
          <table:table-cell table:style-name="Table56.A1" office:value-type="string">
            <text:p text:style-name="Table_20_Contents"><text:bookmark text:name="LC1210"/><text:bookmark text:name="LC1211"/>#bandcampspotify {</text:p>
          </table:table-cell>
        </table:table-row>
      </table:table>
      <table:table table:name="Table57" table:style-name="Table57">
        <table:table-column table:style-name="Table57.A"/>
        <table:table-row>
          <table:table-cell table:style-name="Table57.A1" office:value-type="string">
            <text:p text:style-name="Table_20_Contents"><text:bookmark text:name="LC1310"/><text:bookmark text:name="LC1311"/>position:absolute;</text:p>
          </table:table-cell>
        </table:table-row>
      </table:table>
      <table:table table:name="Table58" table:style-name="Table58">
        <table:table-column table:style-name="Table58.A"/>
        <table:table-row>
          <table:table-cell table:style-name="Table58.A1" office:value-type="string">
            <text:p text:style-name="Table_20_Contents"><text:bookmark text:name="LC143"/><text:bookmark text:name="LC144"/>top: 55%;</text:p>
          </table:table-cell>
        </table:table-row>
      </table:table>
      <table:table table:name="Table59" table:style-name="Table59">
        <table:table-column table:style-name="Table59.A"/>
        <table:table-row>
          <table:table-cell table:style-name="Table59.A1" office:value-type="string">
            <text:p text:style-name="Table_20_Contents"><text:bookmark text:name="LC151"/><text:bookmark text:name="LC152"/>left: 72%; </text:p>
          </table:table-cell>
        </table:table-row>
      </table:table>
      <table:table table:name="Table60" table:style-name="Table60">
        <table:table-column table:style-name="Table60.A"/>
        <table:table-row>
          <table:table-cell table:style-name="Table60.A1" office:value-type="string">
            <text:p text:style-name="Table_20_Contents"><text:bookmark text:name="LC161"/><text:bookmark text:name="LC162"/>font-size:1.9em;</text:p>
          </table:table-cell>
        </table:table-row>
      </table:table>
      <table:table table:name="Table61" table:style-name="Table61">
        <table:table-column table:style-name="Table61.A"/>
        <table:table-row>
          <table:table-cell table:style-name="Table61.A1" office:value-type="string">
            <text:p text:style-name="Table_20_Contents"><text:bookmark text:name="LC171"/><text:bookmark text:name="LC172"/>display: flex;</text:p>
          </table:table-cell>
        </table:table-row>
      </table:table>
      <table:table table:name="Table62" table:style-name="Table62">
        <table:table-column table:style-name="Table62.A"/>
        <table:table-row>
          <table:table-cell table:style-name="Table62.A1" office:value-type="string">
            <text:p text:style-name="Table_20_Contents"><text:bookmark text:name="LC181"/><text:bookmark text:name="LC182"/>column-gap:15px;</text:p>
          </table:table-cell>
        </table:table-row>
      </table:table>
      <text:p text:style-name="Text_20_body"><text:span text:style-name="T5">}</text:span><text:span text:style-name="T9"><text:line-break/></text:span></text:p>
      <text:h text:style-name="P13" text:outline-level="1"><text:soft-page-break/>----</text:h>
      <text:p text:style-name="P23"/>
      <text:p text:style-name="P23"/>
      <text:p text:style-name="P25"><text:span text:style-name="T16"><text:line-break/>post.css<text:line-break/></text:span><text:span text:style-name="T17">#alter</text:span><text:line-break/>820 → 960, improve column width. <text:line-break/>.l-post-content {<text:span text:style-name="T2">820px</text:span>}</text:p>
      <text:p text:style-name="P23"/>
      <text:p text:style-name="P23">---</text:p>
      <text:p text:style-name="P26"><text:span text:style-name="T16">assets/css/app.css<text:line-break/><text:line-break/>#ADD following</text:span><text:line-break/><text:line-break/></text:p>
      <table:table table:name="Table63" table:style-name="Table63">
        <table:table-column table:style-name="Table63.A"/>
        <table:table-row>
          <table:table-cell table:style-name="Table63.A1" office:value-type="string">
            <text:p text:style-name="Table_20_Contents"><text:bookmark text:name="LC34"/><text:bookmark text:name="LC33"/>#socials {</text:p>
          </table:table-cell>
        </table:table-row>
      </table:table>
      <table:table table:name="Table64" table:style-name="Table64">
        <table:table-column table:style-name="Table64.A"/>
        <table:table-row>
          <table:table-cell table:style-name="Table64.A1" office:value-type="string">
            <text:p text:style-name="Table_20_Contents"><text:bookmark text:name="LC44"/><text:bookmark text:name="LC43"/>position:absolute;</text:p>
          </table:table-cell>
        </table:table-row>
      </table:table>
      <table:table table:name="Table65" table:style-name="Table65">
        <table:table-column table:style-name="Table65.A"/>
        <table:table-row>
          <table:table-cell table:style-name="Table65.A1" office:value-type="string">
            <text:p text:style-name="Table_20_Contents"><text:bookmark text:name="LC54"/><text:bookmark text:name="LC53"/>top: 75%;</text:p>
          </table:table-cell>
        </table:table-row>
      </table:table>
      <table:table table:name="Table66" table:style-name="Table66">
        <table:table-column table:style-name="Table66.A"/>
        <table:table-row>
          <table:table-cell table:style-name="Table66.A1" office:value-type="string">
            <text:p text:style-name="Table_20_Contents"><text:bookmark text:name="LC64"/><text:bookmark text:name="LC63"/>left: 72%; </text:p>
          </table:table-cell>
        </table:table-row>
      </table:table>
      <table:table table:name="Table67" table:style-name="Table67">
        <table:table-column table:style-name="Table67.A"/>
        <table:table-row>
          <table:table-cell table:style-name="Table67.A1" office:value-type="string">
            <text:p text:style-name="Table_20_Contents"><text:bookmark text:name="LC74"/><text:bookmark text:name="LC73"/>font-size:1.9em;</text:p>
          </table:table-cell>
        </table:table-row>
      </table:table>
      <table:table table:name="Table68" table:style-name="Table68">
        <table:table-column table:style-name="Table68.A"/>
        <table:table-row>
          <table:table-cell table:style-name="Table68.A1" office:value-type="string">
            <text:p text:style-name="Table_20_Contents"><text:bookmark text:name="LC84"/><text:bookmark text:name="LC83"/>display: flex;</text:p>
          </table:table-cell>
        </table:table-row>
      </table:table>
      <table:table table:name="Table69" table:style-name="Table69">
        <table:table-column table:style-name="Table69.A"/>
        <table:table-row>
          <table:table-cell table:style-name="Table69.A1" office:value-type="string">
            <text:p text:style-name="Table_20_Contents"><text:bookmark text:name="LC94"/><text:bookmark text:name="LC93"/>column-gap:15px;</text:p>
          </table:table-cell>
        </table:table-row>
      </table:table>
      <table:table table:name="Table70" table:style-name="Table70">
        <table:table-column table:style-name="Table70.A"/>
        <table:table-row>
          <table:table-cell table:style-name="Table70.A1" office:value-type="string">
            <text:p text:style-name="Table_20_Contents"><text:bookmark text:name="LC104"/><text:bookmark text:name="LC103"/>}</text:p>
          </table:table-cell>
        </table:table-row>
      </table:table>
      <table:table table:name="Table71" table:style-name="Table71">
        <table:table-column table:style-name="Table71.A"/>
        <table:table-row>
          <table:table-cell table:style-name="Table71.A1" office:value-type="string">
            <text:p text:style-name="P10"><text:bookmark text:name="LC114"/><text:bookmark text:name="LC113"/></text:p>
          </table:table-cell>
        </table:table-row>
      </table:table>
      <table:table table:name="Table72" table:style-name="Table72">
        <table:table-column table:style-name="Table72.A"/>
        <table:table-row>
          <table:table-cell table:style-name="Table72.A1" office:value-type="string">
            <text:p text:style-name="Table_20_Contents"><text:bookmark text:name="LC1213"/><text:bookmark text:name="LC1212"/>#bandcampspotify {</text:p>
          </table:table-cell>
        </table:table-row>
      </table:table>
      <table:table table:name="Table73" table:style-name="Table73">
        <table:table-column table:style-name="Table73.A"/>
        <table:table-row>
          <table:table-cell table:style-name="Table73.A1" office:value-type="string">
            <text:p text:style-name="Table_20_Contents"><text:bookmark text:name="LC1313"/><text:bookmark text:name="LC1312"/>position:absolute;</text:p>
          </table:table-cell>
        </table:table-row>
      </table:table>
      <table:table table:name="Table74" table:style-name="Table74">
        <table:table-column table:style-name="Table74.A"/>
        <table:table-row>
          <table:table-cell table:style-name="Table74.A1" office:value-type="string">
            <text:p text:style-name="Table_20_Contents"><text:bookmark text:name="LC146"/><text:bookmark text:name="LC145"/>top: 55%;</text:p>
          </table:table-cell>
        </table:table-row>
      </table:table>
      <table:table table:name="Table75" table:style-name="Table75">
        <table:table-column table:style-name="Table75.A"/>
        <table:table-row>
          <table:table-cell table:style-name="Table75.A1" office:value-type="string">
            <text:p text:style-name="Table_20_Contents"><text:bookmark text:name="LC154"/><text:bookmark text:name="LC153"/>left: 72%; </text:p>
          </table:table-cell>
        </table:table-row>
      </table:table>
      <table:table table:name="Table76" table:style-name="Table76">
        <table:table-column table:style-name="Table76.A"/>
        <table:table-row>
          <table:table-cell table:style-name="Table76.A1" office:value-type="string">
            <text:p text:style-name="Table_20_Contents"><text:bookmark text:name="LC164"/><text:bookmark text:name="LC163"/>font-size:1.9em;</text:p>
          </table:table-cell>
        </table:table-row>
      </table:table>
      <table:table table:name="Table77" table:style-name="Table77">
        <table:table-column table:style-name="Table77.A"/>
        <table:table-row>
          <table:table-cell table:style-name="Table77.A1" office:value-type="string">
            <text:p text:style-name="Table_20_Contents"><text:bookmark text:name="LC174"/><text:bookmark text:name="LC173"/>display: flex;</text:p>
          </table:table-cell>
        </table:table-row>
      </table:table>
      <table:table table:name="Table78" table:style-name="Table78">
        <table:table-column table:style-name="Table78.A"/>
        <table:table-row>
          <table:table-cell table:style-name="Table78.A1" office:value-type="string">
            <text:p text:style-name="Table_20_Contents"><text:bookmark text:name="LC184"/><text:bookmark text:name="LC183"/>column-gap:15px;</text:p>
          </table:table-cell>
        </table:table-row>
      </table:table>
      <table:table table:name="Table79" table:style-name="Table79">
        <table:table-column table:style-name="Table79.A"/>
        <table:table-row>
          <table:table-cell table:style-name="Table79.A1" office:value-type="string">
            <text:p text:style-name="Table_20_Contents"><text:bookmark text:name="LC192"/><text:bookmark text:name="LC191"/>}</text:p>
          </table:table-cell>
        </table:table-row>
      </table:table>
      <table:table table:name="Table80" table:style-name="Table80">
        <table:table-column table:style-name="Table80.A"/>
        <table:table-row>
          <table:table-cell table:style-name="Table80.A1" office:value-type="string">
            <text:p text:style-name="P10"><text:bookmark text:name="LC20"/></text:p>
          </table:table-cell>
        </table:table-row>
      </table:table>
      <table:table table:name="Table81" table:style-name="Table81">
        <table:table-column table:style-name="Table81.A"/>
        <table:table-row>
          <table:table-cell table:style-name="Table81.A1" office:value-type="string">
            <text:p text:style-name="Table_20_Contents"><text:bookmark text:name="LC21"/>&lt;style&gt;</text:p>
          </table:table-cell>
        </table:table-row>
      </table:table>
      <table:table table:name="Table82" table:style-name="Table82">
        <table:table-column table:style-name="Table82.A"/>
        <table:table-row>
          <table:table-cell table:style-name="Table82.A1" office:value-type="string">
            <text:p text:style-name="Table_20_Contents"><text:bookmark text:name="LC22"/>* {</text:p>
          </table:table-cell>
        </table:table-row>
      </table:table>
      <table:table table:name="Table83" table:style-name="Table83">
        <table:table-column table:style-name="Table83.A"/>
        <table:table-row>
          <table:table-cell table:style-name="Table83.A1" office:value-type="string">
            <text:p text:style-name="P10"><text:bookmark text:name="LC23"/></text:p>
          </table:table-cell>
        </table:table-row>
      </table:table>
      <table:table table:name="Table84" table:style-name="Table84">
        <table:table-column table:style-name="Table84.A"/>
        <table:table-row>
          <table:table-cell table:style-name="Table84.A1" office:value-type="string">
            <text:p text:style-name="P10"><text:bookmark text:name="LC24"/></text:p>
          </table:table-cell>
        </table:table-row>
      </table:table>
      <table:table table:name="Table85" table:style-name="Table85">
        <table:table-column table:style-name="Table85.A"/>
        <table:table-row>
          <table:table-cell table:style-name="Table85.A1" office:value-type="string">
            <text:p text:style-name="Table_20_Contents"><text:bookmark text:name="LC25"/>box-sizing: border-box;</text:p>
          </table:table-cell>
        </table:table-row>
      </table:table>
      <table:table table:name="Table86" table:style-name="Table86">
        <table:table-column table:style-name="Table86.A"/>
        <table:table-row>
          <table:table-cell table:style-name="Table86.A1" office:value-type="string">
            <text:p text:style-name="Table_20_Contents"><text:bookmark text:name="LC26"/>width: 100px;</text:p>
          </table:table-cell>
        </table:table-row>
      </table:table>
      <table:table table:name="Table87" table:style-name="Table87">
        <table:table-column table:style-name="Table87.A"/>
        <table:table-row>
          <table:table-cell table:style-name="Table87.A1" office:value-type="string">
            <text:p text:style-name="Table_20_Contents"><text:bookmark text:name="LC27"/>padding: 5px;</text:p>
          </table:table-cell>
        </table:table-row>
      </table:table>
      <table:table table:name="Table88" table:style-name="Table88">
        <table:table-column table:style-name="Table88.A"/>
        <table:table-row>
          <table:table-cell table:style-name="Table88.A1" office:value-type="string">
            <text:p text:style-name="Table_20_Contents"><text:bookmark text:name="LC28"/>}</text:p>
          </table:table-cell>
        </table:table-row>
      </table:table>
      <table:table table:name="Table89" table:style-name="Table89">
        <table:table-column table:style-name="Table89.A"/>
        <table:table-row>
          <table:table-cell table:style-name="Table89.A1" office:value-type="string">
            <text:p text:style-name="P10"><text:bookmark text:name="LC29"/></text:p>
          </table:table-cell>
        </table:table-row>
      </table:table>
      <table:table table:name="Table90" table:style-name="Table90">
        <table:table-column table:style-name="Table90.A"/>
        <text:soft-page-break/>
        <table:table-row>
          <table:table-cell table:style-name="Table90.A1" office:value-type="string">
            <text:p text:style-name="Table_20_Contents"><text:bookmark text:name="LC30"/>/* Create two equal columns that floats next to each other */</text:p>
          </table:table-cell>
        </table:table-row>
      </table:table>
      <table:table table:name="Table91" table:style-name="Table91">
        <table:table-column table:style-name="Table91.A"/>
        <table:table-row>
          <table:table-cell table:style-name="Table91.A1" office:value-type="string">
            <text:p text:style-name="Table_20_Contents"><text:bookmark text:name="LC312"/><text:bookmark text:name="LC311"/>.col-2 {</text:p>
          </table:table-cell>
        </table:table-row>
      </table:table>
      <table:table table:name="Table92" table:style-name="Table92">
        <table:table-column table:style-name="Table92.A"/>
        <table:table-row>
          <table:table-cell table:style-name="Table92.A1" office:value-type="string">
            <text:p text:style-name="Table_20_Contents"><text:bookmark text:name="LC322"/><text:bookmark text:name="LC321"/>float: left;</text:p>
          </table:table-cell>
        </table:table-row>
      </table:table>
      <table:table table:name="Table93" table:style-name="Table93">
        <table:table-column table:style-name="Table93.A"/>
        <table:table-row>
          <table:table-cell table:style-name="Table93.A1" office:value-type="string">
            <text:p text:style-name="Table_20_Contents"><text:bookmark text:name="LC332"/><text:bookmark text:name="LC331"/>width: 50%;</text:p>
          </table:table-cell>
        </table:table-row>
      </table:table>
      <table:table table:name="Table94" table:style-name="Table94">
        <table:table-column table:style-name="Table94.A"/>
        <table:table-row>
          <table:table-cell table:style-name="Table94.A1" office:value-type="string">
            <text:p text:style-name="Table_20_Contents"><text:bookmark text:name="LC342"/><text:bookmark text:name="LC341"/>padding: 10px;</text:p>
          </table:table-cell>
        </table:table-row>
      </table:table>
      <table:table table:name="Table95" table:style-name="Table95">
        <table:table-column table:style-name="Table95.A"/>
        <table:table-row>
          <table:table-cell table:style-name="Table95.A1" office:value-type="string">
            <text:p text:style-name="Table_20_Contents"><text:bookmark text:name="LC35"/>}</text:p>
          </table:table-cell>
        </table:table-row>
      </table:table>
      <table:table table:name="Table96" table:style-name="Table96">
        <table:table-column table:style-name="Table96.A"/>
        <table:table-row>
          <table:table-cell table:style-name="Table96.A1" office:value-type="string">
            <text:p text:style-name="P10"><text:bookmark text:name="LC36"/></text:p>
          </table:table-cell>
        </table:table-row>
      </table:table>
      <table:table table:name="Table97" table:style-name="Table97">
        <table:table-column table:style-name="Table97.A"/>
        <table:table-row>
          <table:table-cell table:style-name="Table97.A1" office:value-type="string">
            <text:p text:style-name="Table_20_Contents"><text:bookmark text:name="LC37"/>.col-3 {</text:p>
          </table:table-cell>
        </table:table-row>
      </table:table>
      <table:table table:name="Table98" table:style-name="Table98">
        <table:table-column table:style-name="Table98.A"/>
        <table:table-row>
          <table:table-cell table:style-name="Table98.A1" office:value-type="string">
            <text:p text:style-name="Table_20_Contents"><text:bookmark text:name="LC38"/>float: left;</text:p>
          </table:table-cell>
        </table:table-row>
      </table:table>
      <table:table table:name="Table99" table:style-name="Table99">
        <table:table-column table:style-name="Table99.A"/>
        <table:table-row>
          <table:table-cell table:style-name="Table99.A1" office:value-type="string">
            <text:p text:style-name="Table_20_Contents"><text:bookmark text:name="LC39"/>width: 32%;</text:p>
          </table:table-cell>
        </table:table-row>
      </table:table>
      <table:table table:name="Table100" table:style-name="Table100">
        <table:table-column table:style-name="Table100.A"/>
        <table:table-row>
          <table:table-cell table:style-name="Table100.A1" office:value-type="string">
            <text:p text:style-name="Table_20_Contents"><text:bookmark text:name="LC40"/>padding: 10px;</text:p>
          </table:table-cell>
        </table:table-row>
      </table:table>
      <table:table table:name="Table101" table:style-name="Table101">
        <table:table-column table:style-name="Table101.A"/>
        <table:table-row>
          <table:table-cell table:style-name="Table101.A1" office:value-type="string">
            <text:p text:style-name="Table_20_Contents"><text:bookmark text:name="LC412"/><text:bookmark text:name="LC411"/>}</text:p>
          </table:table-cell>
        </table:table-row>
      </table:table>
      <table:table table:name="Table102" table:style-name="Table102">
        <table:table-column table:style-name="Table102.A"/>
        <table:table-row>
          <table:table-cell table:style-name="Table102.A1" office:value-type="string">
            <text:p text:style-name="P10"><text:bookmark text:name="LC422"/><text:bookmark text:name="LC421"/></text:p>
          </table:table-cell>
        </table:table-row>
      </table:table>
      <table:table table:name="Table103" table:style-name="Table103">
        <table:table-column table:style-name="Table103.A"/>
        <table:table-row>
          <table:table-cell table:style-name="Table103.A1" office:value-type="string">
            <text:p text:style-name="P10"><text:bookmark text:name="LC432"/><text:bookmark text:name="LC431"/></text:p>
          </table:table-cell>
        </table:table-row>
      </table:table>
      <table:table table:name="Table104" table:style-name="Table104">
        <table:table-column table:style-name="Table104.A"/>
        <table:table-row>
          <table:table-cell table:style-name="Table104.A1" office:value-type="string">
            <text:p text:style-name="Table_20_Contents"><text:bookmark text:name="LC442"/><text:bookmark text:name="LC441"/>/* Clear floats after the columns */</text:p>
          </table:table-cell>
        </table:table-row>
      </table:table>
      <table:table table:name="Table105" table:style-name="Table105">
        <table:table-column table:style-name="Table105.A"/>
        <table:table-row>
          <table:table-cell table:style-name="Table105.A1" office:value-type="string">
            <text:p text:style-name="Table_20_Contents"><text:bookmark text:name="LC45"/>.row:after {</text:p>
          </table:table-cell>
        </table:table-row>
      </table:table>
      <table:table table:name="Table106" table:style-name="Table106">
        <table:table-column table:style-name="Table106.A"/>
        <table:table-row>
          <table:table-cell table:style-name="Table106.A1" office:value-type="string">
            <text:p text:style-name="Table_20_Contents"><text:bookmark text:name="LC46"/>content: "";</text:p>
          </table:table-cell>
        </table:table-row>
      </table:table>
      <table:table table:name="Table107" table:style-name="Table107">
        <table:table-column table:style-name="Table107.A"/>
        <table:table-row>
          <table:table-cell table:style-name="Table107.A1" office:value-type="string">
            <text:p text:style-name="Table_20_Contents"><text:bookmark text:name="LC47"/>display: table;</text:p>
          </table:table-cell>
        </table:table-row>
      </table:table>
      <table:table table:name="Table108" table:style-name="Table108">
        <table:table-column table:style-name="Table108.A"/>
        <table:table-row>
          <table:table-cell table:style-name="Table108.A1" office:value-type="string">
            <text:p text:style-name="Table_20_Contents"><text:bookmark text:name="LC48"/>clear: both;</text:p>
          </table:table-cell>
        </table:table-row>
      </table:table>
      <table:table table:name="Table109" table:style-name="Table109">
        <table:table-column table:style-name="Table109.A"/>
        <table:table-row>
          <table:table-cell table:style-name="Table109.A1" office:value-type="string">
            <text:p text:style-name="Table_20_Contents"><text:bookmark text:name="LC49"/>}</text:p>
          </table:table-cell>
        </table:table-row>
      </table:table>
      <table:table table:name="Table110" table:style-name="Table110">
        <table:table-column table:style-name="Table110.A"/>
        <table:table-row>
          <table:table-cell table:style-name="Table110.A1" office:value-type="string">
            <text:p text:style-name="P10"><text:bookmark text:name="LC50"/></text:p>
          </table:table-cell>
        </table:table-row>
      </table:table>
      <table:table table:name="Table111" table:style-name="Table111">
        <table:table-column table:style-name="Table111.A"/>
        <table:table-row>
          <table:table-cell table:style-name="Table111.A1" office:value-type="string">
            <text:p text:style-name="Table_20_Contents"><text:bookmark text:name="LC512"/><text:bookmark text:name="LC511"/>/* Responsive layout - makes the two columns stack on top of each other instead of next to each other */</text:p>
          </table:table-cell>
        </table:table-row>
      </table:table>
      <table:table table:name="Table112" table:style-name="Table112">
        <table:table-column table:style-name="Table112.A"/>
        <table:table-row>
          <table:table-cell table:style-name="Table112.A1" office:value-type="string">
            <text:p text:style-name="Table_20_Contents"><text:bookmark text:name="LC522"/><text:bookmark text:name="LC521"/>@media screen and (max-width: 900px) {</text:p>
          </table:table-cell>
        </table:table-row>
      </table:table>
      <table:table table:name="Table113" table:style-name="Table113">
        <table:table-column table:style-name="Table113.A"/>
        <table:table-row>
          <table:table-cell table:style-name="Table113.A1" office:value-type="string">
            <text:p text:style-name="Table_20_Contents"><text:bookmark text:name="LC532"/><text:bookmark text:name="LC531"/>.col-2,.col-3 {</text:p>
          </table:table-cell>
        </table:table-row>
      </table:table>
      <table:table table:name="Table114" table:style-name="Table114">
        <table:table-column table:style-name="Table114.A"/>
        <table:table-row>
          <table:table-cell table:style-name="Table114.A1" office:value-type="string">
            <text:p text:style-name="Table_20_Contents"><text:bookmark text:name="LC542"/><text:bookmark text:name="LC541"/>width: 100%;</text:p>
          </table:table-cell>
        </table:table-row>
      </table:table>
      <table:table table:name="Table115" table:style-name="Table115">
        <table:table-column table:style-name="Table115.A"/>
        <table:table-row>
          <table:table-cell table:style-name="Table115.A1" office:value-type="string">
            <text:p text:style-name="Table_20_Contents"><text:bookmark text:name="LC55"/>}</text:p>
          </table:table-cell>
        </table:table-row>
      </table:table>
      <table:table table:name="Table116" table:style-name="Table116">
        <table:table-column table:style-name="Table116.A"/>
        <table:table-row>
          <table:table-cell table:style-name="Table116.A1" office:value-type="string">
            <text:p text:style-name="Table_20_Contents"><text:bookmark text:name="LC56"/>}</text:p>
          </table:table-cell>
        </table:table-row>
      </table:table>
      <text:p text:style-name="Text_20_body">&lt;style&gt;<text:line-break/><text:line-break/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KacstTitleL" svg:font-family="KacstTitle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4T20:19:30.225552700</meta:creation-date>
    <dc:date>2021-03-13T18:41:25.571417564</dc:date>
    <meta:editing-duration>PT5H36M44S</meta:editing-duration>
    <meta:editing-cycles>5</meta:editing-cycles>
    <meta:generator>LibreOffice/6.4.6.2$Linux_X86_64 LibreOffice_project/40$Build-2</meta:generator>
    <meta:document-statistic meta:table-count="70" meta:image-count="0" meta:object-count="0" meta:page-count="3" meta:paragraph-count="74" meta:word-count="189" meta:character-count="1348" meta:non-whitespace-character-count="1215"/>
  </office:meta>
</office:document-meta>
</file>